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925in" table:align="margins"/>
    </style:style>
    <style:style style:name="Tableau1.A" style:family="table-column">
      <style:table-column-properties style:column-width="2.3083in" style:rel-column-width="21845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f1f9" officeooo:paragraph-rsid="0006f1f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6f1f9" officeooo:paragraph-rsid="0006f1f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0d1a" officeooo:paragraph-rsid="00080d1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8d190" officeooo:paragraph-rsid="0008d19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6f1f9" officeooo:paragraph-rsid="0006f1f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0d1a" officeooo:paragraph-rsid="00080d1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d190" officeooo:paragraph-rsid="0008d19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style="italic" fo:font-weight="normal" officeooo:rsid="0006f1f9" officeooo:paragraph-rsid="0006f1f9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06f1f9" officeooo:paragraph-rsid="0006f1f9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07d175" officeooo:paragraph-rsid="0007d175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080d1a" officeooo:paragraph-rsid="00080d1a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fo:font-weight="bold" officeooo:rsid="0006f1f9" officeooo:paragraph-rsid="0006f1f9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6pt" fo:font-weight="normal" officeooo:rsid="0006f1f9" officeooo:paragraph-rsid="0006f1f9" style:font-size-asian="16pt" style:font-weight-asian="normal" style:font-size-complex="16pt" style:font-weight-complex="normal"/>
    </style:style>
    <style:style style:name="T1" style:family="text">
      <style:text-properties style:text-line-through-style="solid" style:text-line-through-type="single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line-through-style="none" style:text-line-through-type="non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800000" fo:font-size="20pt" style:font-size-asian="20pt" style:font-size-complex="20pt"/>
    </style:style>
    <style:style style:name="T6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language="en" fo:country="US"/>
    </style:style>
    <style:style style:name="T8" style:family="text">
      <style:text-properties officeooo:rsid="0007d175"/>
    </style:style>
    <style:style style:name="T9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s and Experimental Results</text:p>
      <text:p text:style-name="P2"/>
      <text:p text:style-name="P2"/>
      <text:p text:style-name="P8">Corrections</text:p>
      <text:p text:style-name="P2"/>
      <text:p text:style-name="P3">Background and Introduction :</text:p>
      <text:p text:style-name="P3"/>
      <text:p text:style-name="P6">...function(error) should be function (error). Space between last letter of word and parentheses. </text:p>
      <text:p text:style-name="P6"/>
      <text:p text:style-name="P4">Problem Statement :</text:p>
      <text:p text:style-name="P4"/>
      <text:p text:style-name="P7">In section 2 procces(descent process) should be <text:span text:style-name="T4">process (descent process). With a period. </text:span></text:p>
      <text:p text:style-name="P2"/>
      <text:p text:style-name="P2">Algorithm and solution: </text:p>
      <text:p text:style-name="P2"/>
      <text:p text:style-name="P5">"Due to the structure of the neural network, <text:span text:style-name="T1">the last layer (the ouput layer) of the network </text:span>get more error ." should be "Due to the structure of the neural network, the <text:span text:style-name="T3">first layers of the network (near the input) get more error.</text:span> The experiments shown used layer coefficients [K^1 = 2, K^2 = 1, K^3 = 0.5, K^4 = 0.3]"</text:p>
      <text:p text:style-name="P5"/>
      <text:p text:style-name="P2">Method Comparison: </text:p>
      <text:p text:style-name="P2"/>
      <text:p text:style-name="P5">The new update method was tested based<text:span text:style-name="T4"> </text:span><text:span text:style-name="T1">from</text:span><text:span text:style-name="T2"> on </text:span>two different perspectives: </text:p>
      <text:p text:style-name="P5"><text:tab/>1. The speed of convergence<text:span text:style-name="T5">.</text:span><text:span text:style-name="T6">←-- Add a period</text:span></text:p>
      <text:p text:style-name="P5"><text:tab/>2. The <text:s/>accuracy of the method in both training set and test set. </text:p>
      <text:p text:style-name="P5">The objective of all the <text:s/>test and comparison is to find the difference between the <text:s/>revised method and the traditional stochastic gradient descent algorithm. </text:p>
      <text:p text:style-name="P2"/>
      <text:p text:style-name="P2"/>
      <text:p text:style-name="P2">Experiment results<text:span text:style-name="T3"> should be Experimental Results</text:span></text:p>
      <text:p text:style-name="P2"/>
      <text:p text:style-name="P2"/>
      <text:p text:style-name="P8"><text:span text:style-name="T7">Experimental</text:span> Results</text:p>
      <text:p text:style-name="P8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2">Method</text:p>
          </table:table-cell>
          <table:table-cell table:style-name="Tableau1.A1" office:value-type="string">
            <text:p text:style-name="P9">Final Training Loss</text:p>
          </table:table-cell>
          <table:table-cell table:style-name="Tableau1.C1" office:value-type="string">
            <text:p text:style-name="P9">Final Test Loss</text:p>
          </table:table-cell>
        </table:table-row>
        <table:table-row>
          <table:table-cell table:style-name="Tableau1.A2" office:value-type="string">
            <text:p text:style-name="P13">SGD – Iris</text:p>
          </table:table-cell>
          <table:table-cell table:style-name="Tableau1.A2" office:value-type="string">
            <text:p text:style-name="P11">0.23</text:p>
          </table:table-cell>
          <table:table-cell table:style-name="Tableau1.C2" office:value-type="string">
            <text:p text:style-name="P11">0.24</text:p>
          </table:table-cell>
        </table:table-row>
        <table:table-row>
          <table:table-cell table:style-name="Tableau1.A2" office:value-type="string">
            <text:p text:style-name="P9">SGD – <text:span text:style-name="T8">MNIST</text:span></text:p>
          </table:table-cell>
          <table:table-cell table:style-name="Tableau1.A2" office:value-type="string">
            <text:p text:style-name="P11">0.22</text:p>
          </table:table-cell>
          <table:table-cell table:style-name="Tableau1.C2" office:value-type="string">
            <text:p text:style-name="P11">0.</text:p>
          </table:table-cell>
        </table:table-row>
        <table:table-row>
          <table:table-cell table:style-name="Tableau1.A2" office:value-type="string">
            <text:p text:style-name="P10">Error by layer - MNIST</text:p>
          </table:table-cell>
          <table:table-cell table:style-name="Tableau1.A2" office:value-type="string">
            <text:p text:style-name="P11">0.24</text:p>
          </table:table-cell>
          <table:table-cell table:style-name="Tableau1.C2" office:value-type="string">
            <text:p text:style-name="P11">0.24</text:p>
          </table:table-cell>
        </table:table-row>
        <text:soft-page-break/>
        <table:table-row>
          <table:table-cell table:style-name="Tableau1.A2" office:value-type="string">
            <text:p text:style-name="P10">Error by layer - Iris</text:p>
          </table:table-cell>
          <table:table-cell table:style-name="Tableau1.A2" office:value-type="string">
            <text:p text:style-name="P11">0.23</text:p>
          </table:table-cell>
          <table:table-cell table:style-name="Tableau1.C2" office:value-type="string">
            <text:p text:style-name="P11">0.23</text:p>
          </table:table-cell>
        </table:table-row>
        <table:table-row>
          <table:table-cell table:style-name="Tableau1.A2" office:value-type="string">
            <text:p text:style-name="P10">Error by neuron - MNIST</text:p>
          </table:table-cell>
          <table:table-cell table:style-name="Tableau1.A2" office:value-type="string">
            <text:p text:style-name="P11">0.13</text:p>
          </table:table-cell>
          <table:table-cell table:style-name="Tableau1.C2" office:value-type="string">
            <text:p text:style-name="P11">0.13</text:p>
          </table:table-cell>
        </table:table-row>
        <table:table-row>
          <table:table-cell table:style-name="Tableau1.A2" office:value-type="string">
            <text:p text:style-name="P10">Error by neuron - Iris</text:p>
          </table:table-cell>
          <table:table-cell table:style-name="Tableau1.A2" office:value-type="string">
            <text:p text:style-name="P11">0.24</text:p>
          </table:table-cell>
          <table:table-cell table:style-name="Tableau1.C2" office:value-type="string">
            <text:p text:style-name="P11">0.24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7:05:20.317023897</meta:creation-date>
    <dc:date>2019-05-26T17:29:17.240804963</dc:date>
    <meta:editing-duration>PT12M48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36" meta:word-count="212" meta:character-count="1254" meta:non-whitespace-character-count="1064"/>
  </office:meta>
</office:document-meta>
</file>